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Locat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(line.quantity, line.uos_id and line.uos_id.name or False, o.invoice_type)&gt;</text:placeholder>0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/>
            <text:p text:style-name="P5"/>
            <text:p text:style-name="P5"><text:soft-page-break/></text:p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1T17:11:00</dc:date>
    <meta:editing-duration>P2DT16H53M23S</meta:editing-duration>
    <meta:editing-cycles>515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7" meta:word-count="413" meta:character-count="4538" meta:non-whitespace-character-count="4056"/>
  </office:meta>
</office:document-meta>
</file>